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f49e" officeooo:paragraph-rsid="000af49e"/>
    </style:style>
    <style:style style:name="P2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font-name="Roboto" fo:font-size="9.75pt" fo:letter-spacing="normal" fo:font-style="normal" fo:font-weight="normal" officeooo:rsid="000af49e" officeooo:paragraph-rsid="000d7938" fo:background-color="transparent" loext:padding="0cm" loext:border="none"/>
    </style:style>
    <style:style style:name="P3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font-name="Roboto" fo:font-size="9.75pt" fo:letter-spacing="normal" fo:font-style="normal" fo:font-weight="normal" officeooo:rsid="000af49e" officeooo:paragraph-rsid="000d7938" fo:background-color="transparent" loext:padding="0cm" loext:border="none"/>
    </style:style>
    <style:style style:name="P4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font-name="Roboto" fo:font-size="9.75pt" fo:letter-spacing="normal" fo:font-style="normal" fo:font-weight="normal" officeooo:rsid="000af49e" officeooo:paragraph-rsid="000ee244" fo:background-color="transparent" loext:padding="0cm" loext:border="none"/>
    </style:style>
    <style:style style:name="P5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font-name="Roboto" fo:font-size="9.75pt" fo:letter-spacing="normal" fo:font-style="normal" fo:font-weight="normal" officeooo:paragraph-rsid="000ee244" fo:background-color="transparent"/>
    </style:style>
    <style:style style:name="P6" style:family="paragraph" style:parent-style-name="Standard">
      <style:paragraph-properties style:line-height-at-least="0.45cm" fo:orphans="2" fo:widows="2"/>
      <style:text-properties fo:font-variant="normal" fo:text-transform="none" fo:color="#000000" style:font-name="Roboto" fo:font-size="9.75pt" fo:letter-spacing="normal" fo:font-style="normal" fo:font-weight="normal" officeooo:paragraph-rsid="000ee244" fo:background-color="transparent"/>
    </style:style>
    <style:style style:name="P7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text-line-through-style="solid" style:text-line-through-type="single" style:font-name="Roboto" fo:font-size="9.75pt" fo:letter-spacing="normal" fo:font-style="normal" fo:font-weight="normal" officeooo:paragraph-rsid="000ee244" fo:background-color="transparent"/>
    </style:style>
    <style:style style:name="P8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text-line-through-style="solid" style:text-line-through-type="single" style:font-name="Roboto" fo:font-size="9.75pt" fo:letter-spacing="normal" fo:font-style="normal" fo:font-weight="normal" officeooo:rsid="000af49e" officeooo:paragraph-rsid="000d7938" fo:background-color="transparent" loext:padding="0cm" loext:border="none"/>
    </style:style>
    <style:style style:name="P9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text-line-through-style="solid" style:text-line-through-type="single" style:font-name="Roboto" fo:font-size="9.75pt" fo:letter-spacing="normal" fo:font-style="normal" fo:font-weight="normal" officeooo:rsid="000af49e" officeooo:paragraph-rsid="000ee244" fo:background-color="transparent" loext:padding="0cm" loext:border="none"/>
    </style:style>
    <style:style style:name="P10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text-line-through-style="solid" style:text-line-through-type="single" style:font-name="Roboto" fo:font-size="9.75pt" fo:letter-spacing="normal" fo:font-style="normal" fo:font-weight="normal" officeooo:paragraph-rsid="000ee244" fo:background-color="transparent" loext:padding="0cm" loext:border="none"/>
    </style:style>
    <style:style style:name="P11" style:family="paragraph" style:parent-style-name="Standard" style:list-style-name="L1">
      <style:paragraph-properties style:line-height-at-least="0.45cm" fo:orphans="2" fo:widows="2"/>
      <style:text-properties fo:font-variant="normal" fo:text-transform="none" fo:color="#000000" style:text-line-through-style="solid" style:text-line-through-type="single" style:font-name="Roboto" fo:font-size="9.75pt" fo:letter-spacing="normal" fo:font-style="normal" style:text-underline-style="none" fo:font-weight="normal" officeooo:rsid="000af49e" officeooo:paragraph-rsid="000ee244" fo:background-color="transparent" loext:padding="0cm" loext:border="none"/>
    </style:style>
    <style:style style:name="P12" style:family="paragraph" style:parent-style-name="Standard" style:list-style-name="L1">
      <style:text-properties style:text-line-through-style="solid" style:text-line-through-type="single" officeooo:rsid="000af49e" officeooo:paragraph-rsid="000af49e"/>
    </style:style>
    <style:style style:name="P13" style:family="paragraph" style:parent-style-name="Standard" style:list-style-name="L1">
      <style:text-properties style:text-line-through-style="solid" style:text-line-through-type="single" officeooo:rsid="000af49e" officeooo:paragraph-rsid="000c12ae"/>
    </style:style>
    <style:style style:name="P14" style:family="paragraph" style:parent-style-name="Standard" style:list-style-name="L1">
      <style:paragraph-properties style:line-height-at-least="0.45cm" fo:orphans="2" fo:widows="2"/>
      <style:text-properties style:text-line-through-style="solid" style:text-line-through-type="single" officeooo:paragraph-rsid="000ee244" fo:background-color="transparent"/>
    </style:style>
    <style:style style:name="T1" style:family="text">
      <style:text-properties officeooo:rsid="000af49e" loext:padding="0cm" loext:border="none"/>
    </style:style>
    <style:style style:name="T2" style:family="text">
      <style:text-properties fo:font-variant="normal" fo:text-transform="none" fo:color="#000000" style:font-name="Roboto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style:font-name="Roboto" fo:font-size="9.75pt" fo:letter-spacing="normal" fo:font-style="normal" fo:font-weight="normal" officeooo:rsid="000af49e" loext:padding="0cm" loext:border="none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07337070" text:style-name="L1">
        <text:list-item>
          <text:p text:style-name="P12">Areá para comentar sobre professores</text:p>
        </text:list-item>
        <text:list-item>
          <text:p text:style-name="P12">Interface bonita e fácil</text:p>
        </text:list-item>
        <text:list-item>
          <text:p text:style-name="P1">Interação , areá de comentário nos posts e chat</text:p>
        </text:list-item>
        <text:list-item>
          <text:p text:style-name="P12">Tópicos interesses, curiosidades, promoções, fóruns</text:p>
        </text:list-item>
        <text:list-item>
          <text:p text:style-name="P12">Eventos que vai rolar palestras</text:p>
        </text:list-item>
        <text:list-item>
          <text:p text:style-name="P12">Chat só para memes</text:p>
        </text:list-item>
        <text:list-item>
          <text:p text:style-name="P1">Discutir sobre semestrais</text:p>
        </text:list-item>
        <text:list-item>
          <text:p text:style-name="P12">Indicação de livros</text:p>
        </text:list-item>
        <text:list-item>
          <text:p text:style-name="P12">Conexão com as redes sócias existentes</text:p>
        </text:list-item>
        <text:list-item>
          <text:p text:style-name="P12">Costumismo o perfil</text:p>
        </text:list-item>
        <text:list-item>
          <text:p text:style-name="P1">Notícias é propaganda</text:p>
        </text:list-item>
        <text:list-item>
          <text:p text:style-name="P12">Comunicação privada</text:p>
        </text:list-item>
        <text:list-item>
          <text:p text:style-name="P13">Perfil, fotos, mensagem, publicidade, grupos, tgs, eventos, privacidade, video, painel admin</text:p>
        </text:list-item>
        <text:list-item>
          <text:p text:style-name="P2">A comunicação em tempo real.</text:p>
        </text:list-item>
        <text:list-item>
          <text:p text:style-name="P8">Compartilhar informações</text:p>
        </text:list-item>
        <text:list-item>
          <text:p text:style-name="P3">A livre forma de se expressar, Liberdade de expressão</text:p>
        </text:list-item>
        <text:list-item>
          <text:p text:style-name="P8">Interação com as outras pessoas</text:p>
        </text:list-item>
        <text:list-item>
          <text:p text:style-name="P3">Comunicação direta e indireta com pessoas</text:p>
        </text:list-item>
        <text:list-item>
          <text:p text:style-name="P3">Interação com amigos, Interação entre pessoas e/ou grupos</text:p>
        </text:list-item>
        <text:list-item>
          <text:p text:style-name="P3">Interação - comentarios, reações; uma boa plataforma pra eventos</text:p>
        </text:list-item>
        <text:list-item>
          <text:p text:style-name="P8">Perfil, informação e acessibilidade.</text:p>
        </text:list-item>
        <text:list-item>
          <text:p text:style-name="P8">Sem convites para joguinhos aleatórios pls</text:p>
        </text:list-item>
        <text:list-item>
          <text:p text:style-name="P3">Spam</text:p>
        </text:list-item>
        <text:list-item>
          <text:p text:style-name="P4">Monitoriamento de conteúdo improprio, violento e suicida.</text:p>
        </text:list-item>
        <text:list-item>
          <text:p text:style-name="P9">Facilidade de uso e aceso. Ex: App mobiel</text:p>
        </text:list-item>
        <text:list-item>
          <text:p text:style-name="P9">Deve ter peças facilitadoras,como guias, pesquisa,etc</text:p>
        </text:list-item>
        <text:list-item>
          <text:p text:style-name="P9">Não deve ter como "descobrir" informações das pessoas(a menos que a pessoa compartilhe as informações) </text:p>
        </text:list-item>
        <text:list-item>
          <text:p text:style-name="P11">Assim como no antigo MSN acho que deveria ter a opção de chamar atenção da pessoa!</text:p>
        </text:list-item>
        <text:list-item>
          <text:p text:style-name="P4">A rede social deve ter um ambiente mais descontraído</text:p>
        </text:list-item>
        <text:list-item>
          <text:p text:style-name="P10">Deve ter maneira de bloquear alguém. Não deve ter a possibilidade de editar um conteúdo sem sinalizar isso. Não deve ter maneiras de seguir alguém sem que ela fique sabendo disso.</text:p>
        </text:list-item>
        <text:list-item>
          <text:p text:style-name="P4">Devem ter, troca de mensagens, privacidade e uma boa interatividade. Não devem ter muita exposição de seus usuários.</text:p>
        </text:list-item>
        <text:list-item>
          <text:p text:style-name="P9">Segurança dos dados, compartilhamento, informação, manual de introduções e nome.</text:p>
        </text:list-item>
        <text:list-item>
          <text:p text:style-name="P14"><text:span text:style-name="T3">Número de palavras a se digitar e gifs</text:span></text:p>
        </text:list-item>
        <text:list-item>
          <text:p text:style-name="P7"><text:span text:style-name="T1">Segurança e privacidade</text:span></text:p>
        </text:list-item>
        <text:list-item>
          <text:p text:style-name="P7"><text:span text:style-name="T1">Deve haver: respeito e privacidade Não deve haver: cyberpdofilia, nem cyberbullying</text:span></text:p>
        </text:list-item>
      </text:list>
      <text:p text:style-name="P6"><text:span text:style-name="T3"/></text:p>
      <text:p text:style-name="P6"><text:span text:style-name="T3"/></text:p>
      <text:list xml:id="list201637763251284" text:continue-numbering="true" text:style-name="L1">
        <text:list-header>
          <text:p text:style-name="P5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8:01:10.139123697</meta:creation-date>
    <dc:date>2018-10-19T20:16:36.678329572</dc:date>
    <meta:editing-duration>PT5M33S</meta:editing-duration>
    <meta:editing-cycles>1</meta:editing-cycles>
    <meta:document-statistic meta:table-count="0" meta:image-count="0" meta:object-count="0" meta:page-count="1" meta:paragraph-count="36" meta:word-count="296" meta:character-count="1763" meta:non-whitespace-character-count="1537"/>
    <meta:generator>LibreOffice/6.0.6.2$Linux_X86_64 LibreOffice_project/00m0$Build-2</meta:generator>
  </office:meta>
</office:document-meta>
</file>